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formula="of:=[.C4]+[.C5]+[.C6]" office:value-type="float" office:value="9">
            <text:p>9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5">
            <text:p>0,5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8-22">
            <text:p>22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5">
            <text:p>1,5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+[.B19]" office:value-type="float" office:value="94">
            <text:p>94</text:p>
          </table:table-cell>
          <table:table-cell table:style-name="ce8" table:formula="of:=[.C10]+[.C11]+[.C12]+[.C13]+[.C14]+[.C15]+[.C16]+[.C17]+[.C18]+[.C19]" office:value-type="float" office:value="78">
            <text:p>78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number-columns-repeated="2" table:style-name="ce2" office:value-type="float" office:value="5">
            <text:p>5</text:p>
          </table:table-cell>
          <table:table-cell table:style-name="ce11" office:value-type="date" office:date-value="2014-08-24">
            <text:p>24.08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number-columns-repeated="2" table:style-name="ce2" office:value-type="float" office:value="5">
            <text:p>5</text:p>
          </table:table-cell>
          <table:table-cell table:style-name="ce11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d/delete books (universal storing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.5">
            <text:p>12,5</text:p>
          </table:table-cell>
          <table:table-cell table:style-name="ce11" office:value-type="string">
            <text:p>todo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7-31">
            <text:p>31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ntence tracker(+scrolling and picking of sentence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.5">
            <text:p>13,5</text:p>
          </table:table-cell>
          <table:table-cell table:style-name="ce11" office:value-type="date" office:date-value="2014-08-17">
            <text:p>17.08.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11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arch books/chapters</text:p>
          </table:table-cell>
          <table:table-cell table:style-name="ce5" office:value-type="float" office:value="10">
            <text:p>10</text:p>
          </table:table-cell>
          <table:table-cell table:style-name="ce2" office:value-type="float" office:value="5.5">
            <text:p>5,5</text:p>
          </table:table-cell>
          <table:table-cell table:style-name="ce11" office:value-type="date" office:date-value="2014-08-13">
            <text:p>13.08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mobi, html)</text:p>
          </table:table-cell>
          <table:table-cell table:style-name="ce9" office:value-type="float" office:value="20">
            <text:p>20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Background playing and notification bar</text:p>
          </table:table-cell>
          <table:table-cell table:style-name="ce5" office:value-type="float" office:value="5">
            <text:p>5</text:p>
          </table:table-cell>
          <table:table-cell table:style-name="ce2" office:value-type="float" office:value="12.5">
            <text:p>12,5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formula="of:=[.C22]+[.C23]+[.C24]+[.C25]" office:value-type="float" office:value="49">
            <text:p>49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2">
            <text:p>32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formula="of:=[.C29]" office:value-type="float" office:value="3">
            <text:p>3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formula="of:=[.C33]+[.C34]+[.C35]+[.C36]" office:value-type="float" office:value="17">
            <text:p>17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7-04">
            <text:p>04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66">
            <text:p>166</text:p>
          </table:table-cell>
          <table:table-cell table:style-name="ce10" table:formula="of:=[.C32]+[.C28]+[.C21]+[.C9]+[.C3]" office:value-type="float" office:value="156">
            <text:p>156</text:p>
          </table:table-cell>
          <table:table-cell table:style-name="ce10" office:value-type="string">
            <text:p>03.07.2014-todo</text:p>
          </table:table-cell>
          <table:table-cell table:number-columns-repeated="1020"/>
        </table:table-row>
        <table:table-row table:style-name="ro3" table:number-rows-repeated="6">
          <table:table-cell table:style-name="Default" table:number-columns-repeated="4"/>
          <table:table-cell table:number-columns-repeated="1020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4">24.08.2014</text:date>, <text:time>23:5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9S</meta:editing-duration>
    <meta:editing-cycles>106</meta:editing-cycles>
    <meta:generator>OpenOffice/4.1.0$Win32 OpenOffice.org_project/410m18$Build-9764</meta:generator>
    <dc:date>2014-08-24T23:50:50.11</dc:date>
    <dc:creator>F S</dc:creator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